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text-properties fo:font-size="12pt" style:font-size-asian="12pt"/>
    </style:style>
    <style:style style:name="P5" style:parent-style-name="Normal" style:family="paragraph">
      <style:text-properties fo:font-size="12pt" style:font-size-asian="12pt"/>
    </style:style>
  </office:automatic-styles>
  <office:body>
    <office:text text:use-soft-page-breaks="true">
      <text:p text:style-name="P1">Choix du matériel<text:s/></text:p>
      <text:p text:style-name="P2">CS:GO : On a 12 switch de 16 ports</text:p>
      <text:p text:style-name="P3">Rocket League et PUBG: On a 1 routeur de 50 ports (placer sur les lignes bleues)</text:p>
      <text:p text:style-name="P4">Hearthstone : On a 1 borne wifi (placer sur les lignes bleues )</text:p>
      <text:p text:style-name="P5">LOL : 5 routeurs de 50 ports (sur les lignes roses/oranges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8:49:00Z</meta:creation-date>
    <dc:date>2017-12-19T08:56:00Z</dc:date>
    <meta:template xlink:href="Normal.dotm" xlink:type="simple"/>
    <meta:editing-cycles>1</meta:editing-cycles>
    <meta:editing-duration>PT420S</meta:editing-duration>
    <meta:document-statistic meta:page-count="1" meta:paragraph-count="1" meta:word-count="40" meta:character-count="259" meta:row-count="1" meta:non-whitespace-character-count="220"/>
  </office:meta>
</office:document-meta>
</file>